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ed2" officeooo:paragraph-rsid="001b3e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</text:p>
      <text:p text:style-name="P1">Document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0:20:24.192300561</meta:creation-date>
    <dc:date>2023-03-22T10:20:47.232426565</dc:date>
    <meta:editing-duration>PT2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" meta:word-count="6" meta:character-count="24" meta:non-whitespace-character-count="20"/>
  </office:meta>
</office:document-meta>
</file>